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3adaa" officeooo:paragraph-rsid="0003adaa"/>
    </style:style>
    <style:style style:name="P2" style:family="paragraph" style:parent-style-name="Text_20_body">
      <style:text-properties officeooo:rsid="0004a008" officeooo:paragraph-rsid="0004a008"/>
    </style:style>
    <style:style style:name="P3" style:family="paragraph" style:parent-style-name="Text_20_body">
      <style:text-properties officeooo:rsid="000661a8" officeooo:paragraph-rsid="000661a8"/>
    </style:style>
    <style:style style:name="T1" style:family="text">
      <style:text-properties officeooo:rsid="000847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ratégie globale de validation</text:p>
      <text:p text:style-name="P1">On va commencer par les fontions les plus simples en terme de modularité. C’est à dire les moins dépendantes à d’autres librairies/fonctions.</text:p>
      <text:p text:style-name="P1">Et on poursuit avec celles qui sont les plus sollicitées dans le logiciel.</text:p>
      <text:p text:style-name="P1"/>
      <text:p text:style-name="P2">Tester petit à petit les fonctions ; si l’on teste tout en même temps cela est source potentielle d’erreurs. On ne sait pas ce que l’on teste précisément. Il convient de valider chaque test un à un.</text:p>
      <text:p text:style-name="P2"/>
      <text:p text:style-name="P2">Essayer de prédire toutes les valeurs que la fonction peut prendre et limiter les erreurs que peut causer l’acteur humain.</text:p>
      <text:p text:style-name="P2"/>
      <text:p text:style-name="P3">De plus, <text:span text:style-name="T1">po</text:span>ur valider le bon fonctionnement d’une méthode on <text:span text:style-name="T1">commence par les anomalies bas niveaux sous-jacents à la méthode. Typiquement des erreurs au niveau des paramètres d’entrée et on termine par les erreurs plus hauts niveaux propres aux fonctionnalités fournies par la méthode.</text:span></text:p>
      <text:p text:style-name="P3"><text:s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9:58:01.806068352</meta:creation-date>
    <dc:date>2019-04-26T12:00:06.406074652</dc:date>
    <meta:editing-duration>PT44M1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40" meta:character-count="854" meta:non-whitespace-character-count="718"/>
  </office:meta>
</office:document-meta>
</file>